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1f0e47"/>
    </style:style>
    <style:style style:name="P2" style:family="paragraph" style:parent-style-name="Table_20_Contents">
      <style:text-properties style:font-name="Times New Roman" fo:font-weight="bold" officeooo:rsid="001a75a1" officeooo:paragraph-rsid="001f0e47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1f0e47"/>
    </style:style>
    <style:style style:name="P4" style:family="paragraph" style:parent-style-name="Table_20_Contents">
      <style:text-properties style:font-name="Times New Roman" fo:font-size="10pt" officeooo:rsid="001a75a1" officeooo:paragraph-rsid="001f0e47" style:font-size-asian="10pt" style:font-size-complex="10pt"/>
    </style:style>
    <style:style style:name="P5" style:family="paragraph" style:parent-style-name="Table_20_Contents">
      <style:text-properties style:font-name="Times New Roman" officeooo:paragraph-rsid="001f0e47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rsid="001f0e47" officeooo:paragraph-rsid="001f0e47"/>
    </style:style>
    <style:style style:name="P7" style:family="paragraph" style:parent-style-name="Table_20_Contents">
      <style:text-properties style:font-name="Times New Roman" officeooo:rsid="001f3989" officeooo:paragraph-rsid="001f3989"/>
    </style:style>
    <style:style style:name="P8" style:family="paragraph" style:parent-style-name="Table_20_Contents">
      <style:text-properties style:font-name="Times New Roman" fo:font-size="10pt" officeooo:paragraph-rsid="001f0e47" style:font-size-asian="10pt" style:font-size-complex="10pt"/>
    </style:style>
    <style:style style:name="P9" style:family="paragraph" style:parent-style-name="Table_20_Contents">
      <style:text-properties style:font-name="Times New Roman" fo:font-size="10pt" officeooo:rsid="00203956" officeooo:paragraph-rsid="00203956" style:font-size-asian="10pt" style:font-size-complex="10pt"/>
    </style:style>
    <style:style style:name="P10" style:family="paragraph" style:parent-style-name="Table_20_Contents">
      <style:text-properties style:font-name="Times New Roman" officeooo:rsid="00203956" officeooo:paragraph-rsid="0020395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2039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curity</text:p>
      <table:table table:name="Table1" table:style-name="Table1">
        <table:table-column table:style-name="Table1.A"/>
        <table:table-column table:style-name="Table1.B"/>
        <table:table-row table:style-name="TableLine1684065718688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8"/>
          </table:table-cell>
        </table:table-row>
        <table:table-row table:style-name="TableLine1684065717328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6840657080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6840657094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7189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719504">
          <table:table-cell table:style-name="Table1.A1" office:value-type="string">
            <text:p text:style-name="P7">MIT OpenCourseWare</text:p>
            <text:p text:style-name="P7">MIT 6.858 Computer Systems Security, Fall 2014</text:p>
          </table:table-cell>
          <table:table-cell table:style-name="Table1.A1" office:value-type="string">
            <text:p text:style-name="P8">https://ocw.mit.edu/courses/electrical-engineering-and-computer-science/6-858-computer-systems-security-fall-2014/</text:p>
          </table:table-cell>
        </table:table-row>
        <table:table-row table:style-name="TableLine16840657200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a xlink:type="simple" xlink:href="https://youtube.com/playlist?list=PLUl4u3cNGP62K2DjQLRxDNRi0z2IRWnNh" text:style-name="Internet_20_link" text:visited-style-name="Visited_20_Internet_20_Link"><text:span text:style-name="T1">https://youtube.com/playlist?list=PLUl4u3cNGP62K2DjQLRxDNRi0z2IRWnNh</text:span></text:a><text:span text:style-name="T1"> </text:span></text:p>
          </table:table-cell>
        </table:table-row>
        <table:table-row table:style-name="TableLine16840657208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725488">
          <table:table-cell table:style-name="Table1.A1" office:value-type="string">
            <text:p text:style-name="P10">Introduction to Cyber Security</text:p>
          </table:table-cell>
          <table:table-cell table:style-name="Table1.A1" office:value-type="string">
            <text:p text:style-name="P8"><text:a xlink:type="simple" xlink:href="https://www.futurelearn.com/courses/introduction-to-cyber-security" text:style-name="Internet_20_link" text:visited-style-name="Visited_20_Internet_20_Link">https://www.futurelearn.com/courses/introduction-to-cyber-security</text:a> </text:p>
            <text:p text:style-name="P8"/>
            <text:p text:style-name="P9">Malware</text:p>
            <text:p text:style-name="P9">Authentication</text:p>
            <text:p text:style-name="P9">Cryptography</text:p>
            <text:p text:style-name="P9">Network Security</text:p>
          </table:table-cell>
        </table:table-row>
        <table:table-row table:style-name="TableLine1684065726032">
          <table:table-cell table:style-name="Table1.A1" office:value-type="string">
            <text:p text:style-name="P10">Stanford</text:p>
            <text:p text:style-name="P10">Cryptography 1 &amp; 2</text:p>
          </table:table-cell>
          <table:table-cell table:style-name="Table1.A1" office:value-type="string">
            <text:p text:style-name="P8"><text:a xlink:type="simple" xlink:href="https://www.coursera.org/learn/crypto" text:style-name="Internet_20_link" text:visited-style-name="Visited_20_Internet_20_Link">https://www.coursera.org/learn/crypto</text:a></text:p>
            <text:p text:style-name="P8"><text:a xlink:type="simple" xlink:href="https://www.coursera.org/learn/crypto2" text:style-name="Internet_20_link" text:visited-style-name="Visited_20_Internet_20_Link">https://www.coursera.org/learn/crypto</text:a><text:a xlink:type="simple" xlink:href="https://www.coursera.org/learn/crypto2" text:style-name="Internet_20_link" text:visited-style-name="Visited_20_Internet_20_Link"><text:span text:style-name="T2">2</text:span></text:a><text:span text:style-name="T2"> </text:span></text:p>
          </table:table-cell>
        </table:table-row>
        <table:table-row table:style-name="TableLine16840654719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28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84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30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76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33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66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71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96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38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41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89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87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38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40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47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801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76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68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49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79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90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03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93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798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804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806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43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46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ext:soft-page-break/>
        <table:table-row table:style-name="TableLine16840654651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54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60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62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679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861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  <table:table-row table:style-name="TableLine16840654872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7:30.809000000</meta:creation-date>
    <dc:date>2021-08-19T04:32:35.896000000</dc:date>
    <meta:editing-duration>PT2H27M7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19" meta:word-count="37" meta:character-count="548" meta:non-whitespace-character-count="527"/>
  </office:meta>
</office:document-meta>
</file>